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TIME-TAKEN</text:p>
          </table:table-cell>
          <table:table-cell/>
          <table:table-cell>
            <draw:frame table:end-cell-address="Sheet1.K22" table:end-x="2.104cm" table:end-y="0.243cm" draw:z-index="0" draw:style-name="gr1" draw:text-style-name="P1" svg:width="15.999cm" svg:height="8.999cm" svg:x="1.912cm" svg:y="0.1cm">
              <draw:object draw:notify-on-update-of-ranges="Sheet1.A2:Sheet1.A41 Sheet1.B1:Sheet1.B1 Sheet1.B2:Sheet1.B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.13359797000885">
            <text:p>5.13359797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1650710105896">
            <text:p>4.1650710106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.19950294494629">
            <text:p>3.1995029449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.69420194625854">
            <text:p>3.6942019463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.73904800415039">
            <text:p>4.7390480042</text:p>
          </table:table-cell>
          <table:table-cell table:number-columns-repeated="2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6.09755992889404">
            <text:p>6.0975599289</text:p>
          </table:table-cell>
          <table:table-cell table:number-columns-repeated="2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7.84356093406677">
            <text:p>7.8435609341</text:p>
          </table:table-cell>
          <table:table-cell table:number-columns-repeated="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7.1013890504837">
            <text:p>7.1013890505</text:p>
          </table:table-cell>
          <table:table-cell table:number-columns-repeated="2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8.52547097206116">
            <text:p>8.5254709721</text:p>
          </table:table-cell>
          <table:table-cell table:number-columns-repeated="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8.76542496681213">
            <text:p>8.7654249668</text:p>
          </table:table-cell>
          <table:table-cell table:number-columns-repeated="2"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10.8750649690628">
            <text:p>10.8750649691</text:p>
          </table:table-cell>
          <table:table-cell table:number-columns-repeated="2"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2.266254901886">
            <text:p>12.2662549019</text:p>
          </table:table-cell>
          <table:table-cell table:number-columns-repeated="2"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12.5516909360886">
            <text:p>12.5516909361</text:p>
          </table:table-cell>
          <table:table-cell table:number-columns-repeated="2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7.5818359851837">
            <text:p>17.5818359852</text:p>
          </table:table-cell>
          <table:table-cell table:number-columns-repeated="2"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19.4832530021667">
            <text:p>19.4832530022</text:p>
          </table:table-cell>
          <table:table-cell table:number-columns-repeated="2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22.7244729995728">
            <text:p>22.7244729996</text:p>
          </table:table-cell>
          <table:table-cell table:number-columns-repeated="2"/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17.2864810228348">
            <text:p>17.2864810228</text:p>
          </table:table-cell>
          <table:table-cell table:number-columns-repeated="2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19.2675139904022">
            <text:p>19.2675139904</text:p>
          </table:table-cell>
          <table:table-cell table:number-columns-repeated="2"/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20.2747299671173">
            <text:p>20.2747299671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9.4269729852676">
            <text:p>19.4269729853</text:p>
          </table:table-cell>
          <table:table-cell table:number-columns-repeated="2"/>
        </table:table-row>
        <table:table-row table:style-name="ro1">
          <table:table-cell office:value-type="float" office:value="105000">
            <text:p>105000</text:p>
          </table:table-cell>
          <table:table-cell office:value-type="float" office:value="21.554988026619">
            <text:p>21.5549880266</text:p>
          </table:table-cell>
          <table:table-cell table:number-columns-repeated="2"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26.9303730726242">
            <text:p>26.9303730726</text:p>
          </table:table-cell>
          <table:table-cell table:number-columns-repeated="2"/>
        </table:table-row>
        <table:table-row table:style-name="ro1">
          <table:table-cell office:value-type="float" office:value="115000">
            <text:p>115000</text:p>
          </table:table-cell>
          <table:table-cell office:value-type="float" office:value="23.7360460758209">
            <text:p>23.7360460758</text:p>
          </table:table-cell>
          <table:table-cell table:number-columns-repeated="2"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26.7640520334244">
            <text:p>26.7640520334</text:p>
          </table:table-cell>
          <table:table-cell table:number-columns-repeated="2"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29.3344429731369">
            <text:p>29.3344429731</text:p>
          </table:table-cell>
          <table:table-cell table:number-columns-repeated="2"/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31.4751979112625">
            <text:p>31.4751979113</text:p>
          </table:table-cell>
          <table:table-cell table:number-columns-repeated="2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34.1426730155945">
            <text:p>34.1426730156</text:p>
          </table:table-cell>
          <table:table-cell table:number-columns-repeated="2"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31.1834279298782">
            <text:p>31.1834279299</text:p>
          </table:table-cell>
          <table:table-cell table:number-columns-repeated="2"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30.5750879049301">
            <text:p>30.5750879049</text:p>
          </table:table-cell>
          <table:table-cell table:number-columns-repeated="2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35.2264750003815">
            <text:p>35.2264750004</text:p>
          </table:table-cell>
          <table:table-cell table:number-columns-repeated="2"/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35.3869290351868">
            <text:p>35.3869290352</text:p>
          </table:table-cell>
          <table:table-cell table:number-columns-repeated="2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37.0556730031967">
            <text:p>37.0556730032</text:p>
          </table:table-cell>
          <table:table-cell table:number-columns-repeated="2"/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34.953194975853">
            <text:p>34.9531949759</text:p>
          </table:table-cell>
          <table:table-cell table:number-columns-repeated="2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36.5844999551773">
            <text:p>36.5844999552</text:p>
          </table:table-cell>
          <table:table-cell table:number-columns-repeated="2"/>
        </table:table-row>
        <table:table-row table:style-name="ro1">
          <table:table-cell office:value-type="float" office:value="175000">
            <text:p>175000</text:p>
          </table:table-cell>
          <table:table-cell office:value-type="float" office:value="41.5157449245453">
            <text:p>41.5157449245</text:p>
          </table:table-cell>
          <table:table-cell table:number-columns-repeated="2"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43.7614239454269">
            <text:p>43.7614239454</text:p>
          </table:table-cell>
          <table:table-cell table:number-columns-repeated="2"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39.5041120052338">
            <text:p>39.5041120052</text:p>
          </table:table-cell>
          <table:table-cell table:number-columns-repeated="2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39.1379429101944">
            <text:p>39.1379429102</text:p>
          </table:table-cell>
          <table:table-cell table:number-columns-repeated="2"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49.0290420055389">
            <text:p>49.0290420055</text:p>
          </table:table-cell>
          <table:table-cell table:number-columns-repeated="2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41.2639089822769">
            <text:p>41.263908982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5/12/2018</text:date>, <text:time>14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4:40:14</dc:date>
    <dc:creator>Tom Lightfoot</dc:creator>
    <meta:document-statistic meta:table-count="1" meta:cell-count="82" meta:object-count="1"/>
    <meta:generator>OpenOffice/4.1.5$Unix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09cm" svg:y="4.203cm" style:legend-expansion="high" chart:style-name="ch2"/>
        <chart:plot-area chart:style-name="ch3" table:cell-range-address="Sheet1.A1:Sheet1.B41" chart:data-source-has-labels="both" svg:x="0.77cm" svg:y="0.855cm" svg:width="11.099cm" svg:height="7.545cm">
          <chartooo:coordinate-region svg:x="1.414cm" svg:y="1.052cm" svg:width="9.864cm" svg:height="6.311cm"/>
          <chart:axis chart:dimension="x" chart:name="primary-x" chart:style-name="ch4" chartooo:axis-type="auto">
            <chartooo:date-scale/>
            <chart:categories table:cell-range-address="Sheet1.A2:Sheet1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1" chart:label-cell-address="Sheet1.B1:Sheet1.B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-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A2:Sheet1.A41</svg:desc>
                </draw:g>
              </table:table-cell>
              <table:table-cell office:value-type="float" office:value="5.13359797000885">
                <text:p>5.13359797000885</text:p>
                <draw:g>
                  <svg:desc>Sheet1.B2:Sheet1.B4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1650710105896">
                <text:p>4.165071010589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.19950294494629">
                <text:p>3.1995029449462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69420194625854">
                <text:p>3.6942019462585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.73904800415039">
                <text:p>4.7390480041503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.09755992889404">
                <text:p>6.0975599288940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7.84356093406677">
                <text:p>7.8435609340667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.1013890504837">
                <text:p>7.101389050483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.52547097206116">
                <text:p>8.5254709720611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.76542496681213">
                <text:p>8.7654249668121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0.8750649690628">
                <text:p>10.875064969062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.266254901886">
                <text:p>12.26625490188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2.5516909360886">
                <text:p>12.551690936088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.5818359851837">
                <text:p>17.581835985183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9.4832530021667">
                <text:p>19.483253002166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2.7244729995728">
                <text:p>22.724472999572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7.2864810228348">
                <text:p>17.286481022834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9.2675139904022">
                <text:p>19.267513990402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0.2747299671173">
                <text:p>20.27472996711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9.4269729852676">
                <text:p>19.4269729852676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21.554988026619">
                <text:p>21.554988026619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6.9303730726242">
                <text:p>26.9303730726242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23.7360460758209">
                <text:p>23.7360460758209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6.7640520334244">
                <text:p>26.7640520334244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29.3344429731369">
                <text:p>29.334442973136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31.4751979112625">
                <text:p>31.4751979112625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34.1426730155945">
                <text:p>34.1426730155945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1.1834279298782">
                <text:p>31.1834279298782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30.5750879049301">
                <text:p>30.5750879049301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35.2264750003815">
                <text:p>35.2264750003815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35.3869290351868">
                <text:p>35.3869290351868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7.0556730031967">
                <text:p>37.0556730031967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34.953194975853">
                <text:p>34.953194975853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36.5844999551773">
                <text:p>36.5844999551773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41.5157449245453">
                <text:p>41.5157449245453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43.7614239454269">
                <text:p>43.7614239454269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39.5041120052338">
                <text:p>39.5041120052338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39.1379429101944">
                <text:p>39.1379429101944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49.0290420055389">
                <text:p>49.029042005538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1.2639089822769">
                <text:p>41.2639089822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